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-Oriented Desig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OD transforms the analysis <text:s/>model created using OOA into a design model that serves as a blueprint for software construction</text:p>
              </text:list-item>
            </text:list>
            <text:list text:style-name="L2">
              <text:list-item>
                <text:p text:id="id2" text:style-name="P5">The unique feature of OOD is in its ability to build upon four important software design concepts: abstraction, information hiding, functional independence, and modular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mplexity in OOD</text:p>
          </draw:text-box>
        </draw:frame>
        <draw:frame presentation:style-name="pr6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3" text:style-name="P5">Designing OO software is hard, designing reusable software is even harder</text:p>
              </text:list-item>
            </text:list>
            <text:list text:style-name="L2">
              <text:list-item>
                <text:list>
                  <text:list-item>
                    <text:p text:id="id4" text:style-name="P6">Find pertinent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Factor them into classes at right gran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Define class interfaces and inheritance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sign should be problem specific but must be general enough to address future problems and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Avoid re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custom-shape draw:style-name="gr3" draw:text-style-name="P7" draw:layer="layout" svg:width="18.415cm" svg:height="14.605cm" svg:x="3.81cm" svg:y="4.44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5.715cm" svg:y1="16.51cm" svg:x2="20.32cm" svg:y2="16.51cm">
          <text:p text:style-name="P2"/>
        </draw:line>
        <draw:line draw:style-name="gr4" draw:text-style-name="P7" draw:layer="layout" svg:x1="6.985cm" svg:y1="13.97cm" svg:x2="19.05cm" svg:y2="13.97cm">
          <text:p text:style-name="P2"/>
        </draw:line>
        <draw:line draw:style-name="gr4" draw:text-style-name="P7" draw:layer="layout" svg:x1="8.89cm" svg:y1="10.795cm" svg:x2="17.145cm" svg:y2="10.795cm">
          <text:p text:style-name="P2"/>
        </draw:line>
        <draw:line draw:style-name="gr4" draw:text-style-name="P7" draw:layer="layout" svg:x1="10.795cm" svg:y1="8.255cm" svg:x2="15.24cm" svg:y2="8.255cm">
          <text:p text:style-name="P2"/>
        </draw:line>
        <draw:frame draw:style-name="gr5" draw:text-style-name="P2" draw:layer="layout" svg:width="9.525cm" svg:height="0.987cm" svg:x="8.89cm" svg:y="17.145cm">
          <draw:text-box>
            <text:p text:id="id9" text:style-name="P2">Subsystem design</text:p>
          </draw:text-box>
        </draw:frame>
        <draw:frame draw:style-name="gr6" draw:text-style-name="P2" draw:layer="layout" svg:width="9.525cm" svg:height="0.987cm" svg:x="8.255cm" svg:y="14.605cm">
          <draw:text-box>
            <text:p text:style-name="P2"/>
          </draw:text-box>
        </draw:frame>
        <draw:frame draw:style-name="gr5" draw:text-style-name="P2" draw:layer="layout" svg:width="10.795cm" svg:height="0.987cm" svg:x="7.62cm" svg:y="14.888cm">
          <draw:text-box>
            <text:p text:id="id10" text:style-name="P2">Class and object design</text:p>
          </draw:text-box>
        </draw:frame>
        <draw:frame draw:style-name="gr5" draw:text-style-name="P2" draw:layer="layout" svg:width="8.255cm" svg:height="0.987cm" svg:x="8.89cm" svg:y="12.065cm">
          <draw:text-box>
            <text:p text:id="id11" text:style-name="P2">Message Design</text:p>
          </draw:text-box>
        </draw:frame>
        <draw:frame draw:style-name="gr5" draw:text-style-name="P2" draw:layer="layout" svg:width="10.795cm" svg:height="0.987cm" svg:x="8.255cm" svg:y="8.89cm">
          <draw:text-box>
            <text:p text:id="id12" text:style-name="P2">Responsibilities Desig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5">Subsystem Layer</text:p>
              </text:list-item>
            </text:list>
            <text:list text:style-name="L2">
              <text:list-item>
                <text:list>
                  <text:list-item>
                    <text:p text:id="id14" text:style-name="P6">Representations of the subsystems that enable the software to achieve customer requirements and implement technical infrastructure</text:p>
                  </text:list-item>
                </text:list>
              </text:list-item>
            </text:list>
            <text:list text:style-name="L2">
              <text:list-item>
                <text:p text:id="id15" text:style-name="P5">Class and Object design</text:p>
              </text:list-item>
            </text:list>
            <text:list text:style-name="L2">
              <text:list-item>
                <text:list>
                  <text:list-item>
                    <text:p text:id="id16" text:style-name="P6">Class hierarchies and design representations of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" text:style-name="P5">Message Layer</text:p>
              </text:list-item>
            </text:list>
            <text:list text:style-name="L2">
              <text:list-item>
                <text:list>
                  <text:list-item>
                    <text:p text:id="id18" text:style-name="P6">Details that enable each object to communicate with its collaborators, both internal and external interfaces</text:p>
                  </text:list-item>
                </text:list>
              </text:list-item>
            </text:list>
            <text:list text:style-name="L2">
              <text:list-item>
                <text:p text:id="id19" text:style-name="P5">Responsibilities Layer</text:p>
              </text:list-item>
            </text:list>
            <text:list text:style-name="L2">
              <text:list-item>
                <text:list>
                  <text:list-item>
                    <text:p text:id="id20" text:style-name="P6">Contains the data structures and algorithmic design for all attributes and operations for each o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Model</text:p>
          </draw:text-box>
        </draw:frame>
        <draw:custom-shape draw:style-name="gr7" draw:text-style-name="P7" draw:layer="layout" svg:width="15.24cm" svg:height="15.24cm" svg:x="6.985cm" svg:y="3.81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11.43cm" svg:height="11.43cm" svg:x="8.89cm" svg:y="5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4.445cm" svg:height="4.445cm" svg:x="12.7cm" svg:y="8.89cm">
          <text:p text:id="id21" text:style-name="P8">Use Ca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14.605cm" svg:y1="5.715cm" svg:x2="14.605cm" svg:y2="8.89cm">
          <text:p text:style-name="P2"/>
        </draw:line>
        <draw:line draw:style-name="gr4" draw:text-style-name="P7" draw:layer="layout" svg:x1="13.335cm" svg:y1="12.7cm" svg:x2="10.16cm" svg:y2="14.605cm">
          <text:p text:style-name="P2"/>
        </draw:line>
        <draw:line draw:style-name="gr4" draw:text-style-name="P7" draw:layer="layout" svg:x1="16.51cm" svg:y1="12.7cm" svg:x2="19.05cm" svg:y2="15.24cm">
          <text:p text:style-name="P2"/>
        </draw:line>
        <draw:frame draw:style-name="gr5" draw:text-style-name="P2" draw:layer="layout" svg:width="17.145cm" svg:height="0.987cm" svg:x="7.62cm" svg:y="4.093cm">
          <draw:text-box>
            <text:p text:id="id25" text:style-name="P2">Attributes, operations, collaborations</text:p>
          </draw:text-box>
        </draw:frame>
        <draw:frame draw:style-name="gr5" draw:text-style-name="P2" draw:layer="layout" svg:width="3.81cm" svg:height="2.959cm" svg:x="8.89cm" svg:y="8.255cm">
          <draw:text-box>
            <text:p text:id="id22" text:style-name="P2">CRC index cards</text:p>
          </draw:text-box>
        </draw:frame>
        <draw:frame draw:style-name="gr5" draw:text-style-name="P2" draw:layer="layout" svg:width="7.62cm" svg:height="2.959cm" svg:x="17.78cm" svg:y="8.255cm">
          <draw:text-box>
            <text:p text:id="id23" text:style-name="P2">Object-Relationship Model</text:p>
          </draw:text-box>
        </draw:frame>
        <draw:frame draw:style-name="gr5" draw:text-style-name="P2" draw:layer="layout" svg:width="5.715cm" svg:height="2.959cm" svg:x="12.065cm" svg:y="14.605cm">
          <draw:text-box>
            <text:p text:id="id24" text:style-name="P2">Object-Behavioral 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" text:style-name="P5">Difficult to differentiate OOA from OOD</text:p>
              </text:list-item>
            </text:list>
            <text:list text:style-name="L2">
              <text:list-item>
                <text:p text:id="id27" text:style-name="P5">In essence OOA is a classification activity</text:p>
              </text:list-item>
            </text:list>
            <text:list text:style-name="L2">
              <text:list-item>
                <text:list>
                  <text:list-item>
                    <text:p text:id="id28" text:style-name="P6">Determine the classes of objects as solution is develop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Determines object relationships and behavior</text:p>
                  </text:list-item>
                </text:list>
              </text:list-item>
            </text:list>
            <text:list text:style-name="L2">
              <text:list-item>
                <text:p text:id="id30" text:style-name="P5">OOD </text:p>
              </text:list-item>
            </text:list>
            <text:list text:style-name="L2">
              <text:list-item>
                <text:list>
                  <text:list-item>
                    <text:p text:id="id31" text:style-name="P6">Indicate the objects derived from the classes and how these objects interrelate with one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Flow for OOD</text:p>
          </draw:text-box>
        </draw:frame>
        <draw:custom-shape draw:style-name="gr9" draw:text-style-name="P7" draw:layer="layout" svg:width="8.89cm" svg:height="5.08cm" svg:x="9.525cm" svg:y="5.715cm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8.89cm" svg:height="5.08cm" draw:transform="rotate (3.1415926535892) translate (18.415cm 15.24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id="id32" draw:layer="layout" svg:width="5.715cm" svg:height="3.175cm" svg:x="3.81cm" svg:y="5.08cm">
          <text:p text:style-name="P8">Analysis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3" draw:layer="layout" svg:width="5.715cm" svg:height="3.175cm" svg:x="19.685cm" svg:y="5.08cm">
          <text:p text:style-name="P8">Object Design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4" draw:layer="layout" svg:width="5.715cm" svg:height="3.175cm" svg:x="11.43cm" svg:y="15.875cm">
          <text:p text:style-name="P8">System Desig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After a sufficient OOA model is developed, concentrate on the design</text:p>
              </text:list-item>
            </text:list>
            <text:list text:style-name="L2">
              <text:list-item>
                <text:p text:id="id36" text:style-name="P5">Start by describing the characteristics of the subsystem required to implement both customer requirements and the support environment necessary</text:p>
              </text:list-item>
            </text:list>
            <text:list text:style-name="L2">
              <text:list-item>
                <text:list>
                  <text:list-item>
                    <text:p text:id="id37" text:style-name="P6">Subsystem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8" text:style-name="P5">Basic subsystem design components</text:p>
              </text:list-item>
            </text:list>
            <text:list text:style-name="L2">
              <text:list-item>
                <text:list>
                  <text:list-item>
                    <text:p text:id="id39" text:style-name="P6">Problem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10">For directly implementing customer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Human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2" text:style-name="P10">UI, including reusable UI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a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10">Controlling and coordinating concurrent tas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ata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10">Storage and retrieval of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After subsystem design, object design comes next</text:p>
              </text:list-item>
            </text:list>
            <text:list text:style-name="L2">
              <text:list-item>
                <text:p text:id="id48" text:style-name="P5">Elements of the CRC model are translated into design realiz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3T3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Object Design</text:span></text:p>
          </draw:text-box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OOA Model</text:p>
              </text:list-item>
            </text:list>
            <text:list text:style-name="L2">
              <text:list-item>
                <text:list>
                  <text:list-item>
                    <text:p text:id="id49" text:style-name="P6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6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Behavior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OOD Model</text:p>
              </text:list-item>
            </text:list>
            <text:list text:style-name="L2">
              <text:list-item>
                <text:list>
                  <text:list-item>
                    <text:p text:id="id50" text:style-name="P6">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Data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5">Partition OOA model into subsystems</text:p>
              </text:list-item>
            </text:list>
            <text:list text:style-name="L2">
              <text:list-item>
                <text:p text:id="id60" text:style-name="P5">Identify concurrency dictated by the problem</text:p>
              </text:list-item>
            </text:list>
            <text:list text:style-name="L2">
              <text:list-item>
                <text:p text:id="id61" text:style-name="P5">Allocate the subsystems to processors and tasks</text:p>
              </text:list-item>
            </text:list>
            <text:list text:style-name="L2">
              <text:list-item>
                <text:p text:id="id62" text:style-name="P5">Choose a basic strategy for implementing data management</text:p>
              </text:list-item>
            </text:list>
            <text:list text:style-name="L2">
              <text:list-item>
                <text:p text:id="id63" text:style-name="P5">Identify global resources and control mechanisms required to access th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Design an appropriate control mechanism for the system</text:p>
              </text:list-item>
            </text:list>
            <text:list text:style-name="L2">
              <text:list-item>
                <text:p text:id="id65" text:style-name="P5">Consider how boundary conditions should be handled</text:p>
              </text:list-item>
            </text:list>
            <text:list text:style-name="L2">
              <text:list-item>
                <text:p text:id="id66" text:style-name="P5">Review and consider trade-off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reate subsytems which define a cohesive collection of classes, relationships, and behavior</text:p>
              </text:list-item>
            </text:list>
            <text:list text:style-name="L2">
              <text:list-item>
                <text:p text:style-name="P5">All elements of a subsystem share a common property</text:p>
              </text:list-item>
            </text:list>
            <text:list text:style-name="L2">
              <text:list-item>
                <text:list>
                  <text:list-item>
                    <text:p text:style-name="P6">Accomplish same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ide within the sam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nage same class of resour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 text:style-name="P5">Subsystems are characterized by their responsibilities – services it provides</text:p>
              </text:list-item>
            </text:list>
            <text:list text:style-name="L2">
              <text:list-item>
                <text:p text:style-name="P5">A service is a collection of operations that performs a specific function</text:p>
              </text:list-item>
            </text:list>
            <text:list text:style-name="L2">
              <text:list-item>
                <text:p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style-name="P6">A subsystem should have a well defined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lasses within subsystem should communicate only with classes within the subsys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559cm" svg:x="1.4cm" svg:y="4.914cm" presentation:class="outline" presentation:user-transformed="true">
          <draw:text-box>
            <text:list text:style-name="L2">
              <text:list-item>
                <text:p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style-name="P6">Number of subsystems should be kept sm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ubsystems can be partitioned internally to reduce complexity</text:p>
                  </text:list-item>
                </text:list>
              </text:list-item>
            </text:list>
            <text:list text:style-name="L2">
              <text:list-item>
                <text:p text:style-name="P5">Types of communication between subsystems</text:p>
              </text:list-item>
            </text:list>
            <text:list text:style-name="L2">
              <text:list-item>
                <text:list>
                  <text:list-item>
                    <text:p text:style-name="P6">client/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istinct client or server ro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er-to-pe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o distinction between client or serv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ncurrency</text:p>
          </draw:text-box>
        </draw:frame>
        <draw:frame presentation:style-name="pr6" draw:text-style-name="P5" draw:layer="layout" svg:width="25.199cm" svg:height="15.608cm" svg:x="1.4cm" svg:y="4.914cm" presentation:class="outline" presentation:user-transformed="true">
          <draw:text-box>
            <text:list text:style-name="L2">
              <text:list-item>
                <text:p text:style-name="P5">Dynamic aspect of object-behavioral analysis model provide an indication of concurrency among objects</text:p>
              </text:list-item>
            </text:list>
            <text:list text:style-name="L2">
              <text:list-item>
                <text:p text:style-name="P5">Options for allocating concurrent subsystems</text:p>
              </text:list-item>
            </text:list>
            <text:list text:style-name="L2">
              <text:list-item>
                <text:list>
                  <text:list-item>
                    <text:p text:style-name="P6">Allocate each subsystem to an independent process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vide concurrency support through operating system features</text:p>
                  </text:list-item>
                </text:list>
              </text:list-item>
            </text:list>
            <text:list text:style-name="L2">
              <text:list-item>
                <text:p text:style-name="P5">Choice depends on performance, costs, 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ncurrency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oncurrent tasks are defined by examining the STD for each object</text:p>
              </text:list-item>
            </text:list>
            <text:list text:style-name="L2">
              <text:list-item>
                <text:list>
                  <text:list-item>
                    <text:p text:style-name="P6">A thread of control is present when an object is in activ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is possible to have multiple threads of control when several objects are in the active state</text:p>
                  </text:list-item>
                </text:list>
              </text:list-item>
            </text:list>
            <text:list text:style-name="L2">
              <text:list-item>
                <text:p text:style-name="P5">Tasks can be event driven or clock driv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oncerns</text:p>
              </text:list-item>
            </text:list>
            <text:list text:style-name="L2">
              <text:list-item>
                <text:list>
                  <text:list-item>
                    <text:p text:style-name="P6">Managing data critical to the application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ion of an infrastructure for storage and retrieval of objects</text:p>
                  </text:list-item>
                </text:list>
              </text:list-item>
            </text:list>
            <text:list text:style-name="L2">
              <text:list-item>
                <text:p text:style-name="P5">Layered – isolate low-level operations</text:p>
              </text:list-item>
            </text:list>
            <text:list text:style-name="L2">
              <text:list-item>
                <text:p text:style-name="P5">A DBMS is used normally </text:p>
              </text:list-item>
            </text:list>
            <text:list text:style-name="L2">
              <text:list-item>
                <text:list>
                  <text:list-item>
                    <text:p text:style-name="P6">Objects to manipulate database are members of reusable classes from domain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cludes design of attributes and operations required to manage objec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fine resource manager objects for handling system resources, usually external entitie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7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style-name="P5">OOD looks at two levels of abstractions: subsystem design and class/object design</text:p>
              </text:list-item>
            </text:list>
            <text:list text:style-name="L2">
              <text:list-item>
                <text:p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3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5T00:42:46</dc:date>
    <meta:print-date>2008-02-04T07:26:42</meta:print-date>
    <dc:language>en-US</dc:language>
    <meta:editing-cycles>2899</meta:editing-cycles>
    <meta:editing-duration>P2DT18H4M9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